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style>
    <style:style style:name="T2" style:parent-style-name="DefaultParagraphFont" style:family="text">
      <style:text-properties style:text-position="super 66.6%"/>
    </style:style>
  </office:automatic-styles>
  <office:body>
    <office:text text:use-soft-page-breaks="true">
      <text:p text:style-name="P1">Small side stories</text:p>
      <text:p text:style-name="Subtitle">Marrack's background</text:p>
      <text:p text:style-name="Textbody">Marrack was once a soldier in the experimental Thousand Tails regiment. It was an idea launched by General Rudolf in response to a lack of<text:s/>fighting men in the Empire's war against the Alliance. Marrack was recruited at a relatively young age from a sub-urban clan. One that had settled most of its scores with the humans and only practised light banditry as opposed to full on slaughter and enslavement. She had a keen skill with most weapons but was bored by the parochial nature of the clan and the surrounding areas of farmland. The opportunity to go touring with the Thousand Tails was one she jumped at.</text:p>
      <text:p text:style-name="Textbody">As the war progressed she found herself promoted several times. At first it was through the few levels of rank available to gnolls; then, due to some high level deaths she found herself grudging promoted to higher levels that were reserved for humans.</text:p>
      <text:p text:style-name="Textbody">The final battle and betrayal at Dillinger Keep saw hundreds of Thousand Tails troops killed firstly at the hands of the Alliance and then, when it became clear that there was no winning they were slaughtered by their own side.</text:p>
      <text:p text:style-name="Textbody">Marrack was one of the few that survived. On seeing the retreat turning into a killing field she lead her own squad in a suicide charge at the General. They were cut down by arrows. She herself took one to the chest but it miraculously did not hit anything vital. She feigned death until she could slip away under the cover of night.</text:p>
      <text:p text:style-name="Textbody">During this time in the Army she had a whirl-wind romance with a gnoll who came from the big city<text:s/>nearby. She was also a she.</text:p>
      <text:p text:style-name="Textbody">On returning to her old clan she discovered that during the war many of the old clans had been driven out of their territories- made understrength by the recruitments. The remaining clans were either the strong ones that did not turnover manpower or the banded together remains of the old clans. After being chased away by the local humans Marrack drifted on her own for a few weeks before being confronted with the old Riverwood clan. After killing a few of the toughest fighters she was made an offer to join the clan or die.</text:p>
      <text:p text:style-name="Textbody">Life in the old clan was brutal and rough but her toughness, skill and experience allowed her to rise through<text:s/>the ranks to become Arger's 1<text:span text:style-name="T2">st</text:span><text:s/>lieutenant.</text:p>
      <text:p text:style-name="Subtitle">Temesh's background</text:p>
      <text:p text:style-name="Textbody">Temesh grew up in one of the original Riverwood clans. She spent some time working with traders on the river. Their clan having discovered that they can't raid everything and that good weapons an armour can be bought for reasonable rates. She took her training from the traders there and learned the importance of a sharp tongue as well as a sharp sword.<text:s/>When the war came to Riverwood<text:s/>Temesh did not wish to join. She was sceptical of its cause and was even more sceptical of the apparent benefits to gnoll-kind that maybe be brought about after serving the empire. She was chided a little on her refusal however, when things began turning sour her choice did not seem so bad.<text:s/></text:p>
      <text:soft-page-break/>
      <text:p text:style-name="Textbody">Her clan was the first to be hit as it was the most visible. Temesh was away by the river conducting a trade when the majority of the raid took place. She returned to find many of the clan dead or dying and a<text:s/>detatchment of the Barron’s men. She managed to escape into the forest and was eventually picked up by survivors who bargained entry into Arger’s clan.<text:s/></text:p>
      <text:p text:style-name="Subtitle">Clarence's background</text:p>
      <text:p text:style-name="Textbody">Clarence was adopted by a watchmaker in unusual circumstances. He was<text:s/>found one winter as a cub and taken to the local animal sanctuary but it was full so the watchmaker took him in temporarily. As things tend to work out he became attached to Clarence and decided to keep him. As he grew older the watchmaker was surprised to find him taking an interest in his work and eventually talking.</text:p>
      <text:p text:style-name="Textbody">The young Clarence had an erratic education between teachers as not many tolerated a gnoll in their class and those that did were eventually forced to remove him due to parental concerns. The watchmaker was forced to give Clarence an education himself. This was heavy on the mathematics and craftsmanship of watches. Getting him registered as an apprentice within the watchmaker’s guild was trouble too but it by now they were both used to trouble.</text:p>
      <text:p text:style-name="Textbody">As time went on Clarence became a competent watchmaker but it was clear that he was not going to become anything acceptable. The limitations of gnoll intellect erected barriers in his path of progress and he was unable to design a suitably complex masterpiece to complete his apprenticeship.</text:p>
      <text:p text:style-name="Textbody">Frustrated and wanting to seek his own path in life he left his adoptive father's shop to find work in a neighbouring town. Unable to find someone willing to hire a gnollish watchmaker he took to manual labour to make<text:s/>ends meet. It was during this time that he met and befriended a blacksmith. Clarence worked with him for some time as an assistant, learning some of the secrets of forging.</text:p>
      <text:p text:style-name="Textbody">The war with the Alliance had proven very profitable by way of weapon and armour manufacturing. Clarence even found his watchmaker skills used in a number of special commissions for war engines. He and his friend has grown wealthy with a large forge and a team of other smiths working for them. Once again, after a few years wanderlust set in and Clarence found himself seeking a new place to settle. He sold his share in the business, bought a cart and horse and left with a few possessions to find what he could find.</text:p>
      <text:p text:style-name="Textbody">He spent some time as a travelling smith and odd jobber. Working mainly in<text:s/>the smaller and more remote villages and hamlets where the needing of a smith outweighed racial prejudice. His travels eventually brought him to the Barony of Riverwood. It wasn't exactly an accident however. In his letters too and from his father he had<text:s/>been told of an old friend that lived in Riverwood. The route from rich copper mines passed through the are and provided ample materials and transport for the specialist goods he made. The friend made clockwork mechanisms and Clarence was told he may be able to find work there, taking over the works when his friend retired.</text:p>
      <text:p text:style-name="Textbody">The workshop turned out to be a gunsmiths. Firearms were a new invention from overseas and only a few people knew how to make such items. With the war business was booming even in this remote area and his father's friend was more than willing to take Clarence on. Clarence loved it there. There was much opportunity to experiment with all kinds of mechanisms and designs.</text:p>
      <text:p text:style-name="Textbody">When the Thousand Tails recruiting parties came through Riverwood Clarence felt the old familiar stirrings of wanderlust again. But this time he was older, more mature. For starters he was a lot older than those they were looking to recruit. Secondly he found he could more effectively do his bit for them by focussing on constructing as many weapons as they could find orders for.</text:p>
      <text:p text:style-name="Textbody">For the first time in his life Clarence found himself pushed rather than pulled out of his current settlement. A few months after the Thousand Tails had been formed the anti-beast races movement had<text:s/>gained a political traction. Some Baronies had taken the departure of the best gnoll fighters as an opportunity to move in and remove the bothersome creatures from their realms. Riverwood got caught up in this tide.</text:p>
      <text:p text:style-name="Textbody">Clarence had known of a couple of clans<text:s/>in the area and had gone through pains to distance himself from them. The Baron sent out some of his men to clear the f lands around the copper road as a matter of national security after a few high profile raids. This was soon extended into the forest and<text:s/>hills and further. Some unpleasant strike-backs on villages drove the hatred deeper and Clarence found himself on the move again. His father's friend wanted to leave as his presence was driving away business and things seemed to be getting far too hostile<text:s/>for Clarence.</text:p>
      <text:p text:style-name="Textbody">Clarence would have died very quickly in the wilds if it wasn't for the intervention of Arger who was in between fighting the Baron's forced and rallying/conquering the remains of the Riverwood clans into one single clan. Arger recognised Clarence as the producer of firearms and very much wanted some of that. On pain of death he was given the task of repairing the few captured weapons they had and then moving on to building them when the clan settled more. Clarence gained a few followers in the clan whom he took to training but depressingly few of them survived the brutal lifestyle of clan life.</text:p>
      <text:p text:style-name="Subtitle">Shana's background</text:p>
      <text:p text:style-name="Subtitle">Riverwood clan history</text:p>
      <text:p text:style-name="Textbody">There were once a number of clans that lived in the Riverwood area being is it was quite remote and provided<text:s/>plenty of food. They posed a hazard for lone travers and non-escorted trade caravans. Actual village raids were quite rare but did occur. The largest and most powerful clan was run by a brute called Arger. She had come down from one of the mountain clans,<text:s/>cased out with a few followers and took control of one of the Riverwood clans. That clan was the most violent and lead to the Baron having to send forces out to cull their numbers.<text:s/><text:line-break/>The Thousand Tails did well for recruitment in the area as there were many young gnolls who were bored with the quiet rolling hills and forests. The urgency of the need to defend the Empire filtered through to the clans and a sort of unspoken truce was formed as they were all understrength and any form of conquest would be detrimental in the long run.<text:s/><text:line-break/>The movements to expel the gnolls however put an imbalance in place where survival was the only thing that mattered. In a few bloody months Arger had conquered or killed the other surviving clan members and now commanded a single<text:s/>clan who was constantly under threat. This clan became a prominent feature of the area in the post-war era as the fortunes of the area decreased.</text:p>
      <text:p text:style-name="Textbody">Things came to a head one night when Arger proposed a raid on one of the largest villages to carry people off<text:s/>for food. There was reluctance to do this as such an action would surly bring down a heavy response. The clan was near starvation and so there was a split. The argument escalated and brought in any number of other grudges. Finally a small detachment possibly lead by Arger) set out to harvest the village. They are set upon and this causes a huge fight. Arger was killed in the subsequent fight.</text:p>
      <text:p text:style-name="Textbody">In the aftermath Temesh took command. She organised the restraint of other fighters and the rebuilding of the den<text:s/>site. With the help of Marrack they took control of the clan. The next day Temesh sought council with the Barron. She was persistent and eventually got an audience with him. She explained the change in management that had taken place over night and set out<text:s/>to negotiate supplies in exchange for heavy concessions. They were harsh concessions and were unpopular with the remaining clan but they ensured a share of food that would help see them through the winter. Part of the agreement meant having to move the den site away from the villages and main road. The rest of the winter was spent scouting out a new site and moving to it. At no point did Temesh declare leadership. It had been thought that Marrack would take it but she never took it. By the end of the winter Temesh had become leader by default. She finally accepted and then appointed Clarence and later Shana to their positions. The family system was instigated as a way to manage differences, allowing those with particular interests to follow those under the<text:s/>blessing of peers. The first of these formal families was the Coppertails. Clarence insisted on having a separate area for those that showed a particular mental as opposed to physical prowess. It stopped them from being trampled down by their more conventional peers.</text:p>
      <text:p text:style-name="Textbody">Over the next few years Temesh forged a good relationship with the Barron. They were contracted to watch the boarders and were allowed freedom to raid and pillage unregistered convoys, bandits and orcs. Temesh holds a seasonal meeting with the<text:s/>Barron and messengers are sent between the castle and den without fear of attack.</text:p>
      <text:p text:style-name="Subtitle">The Barron</text:p>
      <text:p text:style-name="Subtitle">The Barrony</text:p>
      <text:p text:style-name="Subtitle">Agreements with the Barron</text:p>
      <text:p text:style-name="Subtitle">The Riverwood forest</text:p>
      <text:p text:style-name="Subtitle">The clan site</text:p>
      <text:p text:style-name="Subtitle">Ambushing the unlicensed trad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obert G. Pettefar</dc:creator>
    <meta:creation-date>2015-04-26T17:09:00Z</meta:creation-date>
    <dc:date>2015-04-30T13:26:00Z</dc:date>
    <meta:template xlink:href="Normal.dotm" xlink:type="simple"/>
    <meta:editing-cycles>11</meta:editing-cycles>
    <meta:editing-duration>PT15840S</meta:editing-duration>
    <meta:document-statistic meta:page-count="4" meta:paragraph-count="24" meta:word-count="1801" meta:character-count="12044" meta:row-count="85" meta:non-whitespace-character-count="10267"/>
  </office:meta>
</office:document-meta>
</file>